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7"/>
        <table:table-column table:default-cell-style-name="ACE-0" table:style-name="ACOL-0" table:number-columns-repeated="218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499999999999998">
            <text:p>−3.05</text:p>
          </table:table-cell>
          <table:table-cell table:style-name="ACE-3" office:value-type="float" office:value="0.93420000000000003">
            <text:p>0.93</text:p>
          </table:table-cell>
          <table:table-cell table:style-name="ACE-3" office:value-type="float" office:value="0.93420000000000003">
            <text:p>0.9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035">
            <text:p>903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099999999999998">
            <text:p>−2.51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6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1">
            <text:p>−0.1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999999999999999">
            <text:p>−0.2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80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510">
            <text:p>9510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699999999999998">
            <text:p>−2.57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1299999999999999">
            <text:p>−2.13</text:p>
          </table:table-cell>
          <table:table-cell table:style-name="ACE-3" office:value-type="float" office:value="0.62919999999999998">
            <text:p>0.63</text:p>
          </table:table-cell>
          <table:table-cell table:style-name="ACE-3" office:value-type="float" office:value="0.62919999999999998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9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">
            <text:p>−3.02</text:p>
          </table:table-cell>
          <table:table-cell table:style-name="ACE-3" office:value-type="float" office:value="0.93389999999999995">
            <text:p>0.93</text:p>
          </table:table-cell>
          <table:table-cell table:style-name="ACE-3" office:value-type="float" office:value="0.93389999999999995">
            <text:p>0.9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1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2">
            <text:p>−0.12</text:p>
          </table:table-cell>
          <table:table-cell table:style-name="ACE-3" office:value-type="float" office:value="0.62860000000000005">
            <text:p>0.63</text:p>
          </table:table-cell>
          <table:table-cell table:style-name="ACE-3" office:value-type="float" office:value="0.62860000000000005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2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8575">
            <text:p>8575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4299999999999999">
            <text:p>−1.43</text:p>
          </table:table-cell>
          <table:table-cell table:style-name="ACE-3" office:value-type="float" office:value="0.62990000000000002">
            <text:p>0.63</text:p>
          </table:table-cell>
          <table:table-cell table:style-name="ACE-3" office:value-type="float" office:value="0.62990000000000002">
            <text:p>0.63</text:p>
          </table:table-cell>
          <table:table-cell table:style-name="ACE-0" office:value-type="string">
            <text:p>GayesEtal199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5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100000000000003">
            <text:p>−4.11</text:p>
          </table:table-cell>
          <table:table-cell table:style-name="ACE-3" office:value-type="float" office:value="0.95530000000000004">
            <text:p>0.96</text:p>
          </table:table-cell>
          <table:table-cell table:style-name="ACE-3" office:value-type="float" office:value="0.95530000000000004">
            <text:p>0.96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1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2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35">
            <text:p>31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7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2200000000000002">
            <text:p>−3.22</text:p>
          </table:table-cell>
          <table:table-cell table:style-name="ACE-3" office:value-type="float" office:value="0.64770000000000005">
            <text:p>0.65</text:p>
          </table:table-cell>
          <table:table-cell table:style-name="ACE-3" office:value-type="float" office:value="0.64770000000000005">
            <text:p>0.6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2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100000000000001">
            <text:p>−3.41</text:p>
          </table:table-cell>
          <table:table-cell table:style-name="ACE-3" office:value-type="float" office:value="0.94840000000000002">
            <text:p>0.95</text:p>
          </table:table-cell>
          <table:table-cell table:style-name="ACE-3" office:value-type="float" office:value="0.94840000000000002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99999999999999">
            <text:p>−2.61</text:p>
          </table:table-cell>
          <table:table-cell table:style-name="ACE-3" office:value-type="float" office:value="0.94820000000000004">
            <text:p>0.95</text:p>
          </table:table-cell>
          <table:table-cell table:style-name="ACE-3" office:value-type="float" office:value="0.94820000000000004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99999999999996">
            <text:p>−4.81</text:p>
          </table:table-cell>
          <table:table-cell table:style-name="ACE-3" office:value-type="float" office:value="0.94910000000000005">
            <text:p>0.95</text:p>
          </table:table-cell>
          <table:table-cell table:style-name="ACE-3" office:value-type="float" office:value="0.94910000000000005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999999999999996">
            <text:p>−6.60</text:p>
          </table:table-cell>
          <table:table-cell table:style-name="ACE-3" office:value-type="float" office:value="0.95120000000000005">
            <text:p>0.95</text:p>
          </table:table-cell>
          <table:table-cell table:style-name="ACE-3" office:value-type="float" office:value="0.95120000000000005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899999999999999">
            <text:p>−6.59</text:p>
          </table:table-cell>
          <table:table-cell table:style-name="ACE-3" office:value-type="float" office:value="0.96999999999999997">
            <text:p>0.97</text:p>
          </table:table-cell>
          <table:table-cell table:style-name="ACE-3" office:value-type="float" office:value="0.96999999999999997">
            <text:p>0.97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2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7T05:59:2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